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460000021CCC99723A.png"/>
  <manifest:file-entry manifest:media-type="image/tiff" manifest:full-path="Pictures/10000000000003010000023D72CDBC8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1.97cm"/>
    </style:style>
    <style:style style:name="gr2" style:family="graphic" style:parent-style-name="standard">
      <style:graphic-properties svg:stroke-width="0.05cm" svg:stroke-color="#c0c0c0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2.48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8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color="#280099" fo:font-family="'Futura Bk BT'" style:font-family-generic="swiss" style:font-pitch="variable" fo:font-size="80pt"/>
    </style:style>
    <style:style style:name="P2" style:family="paragraph">
      <style:paragraph-properties fo:margin-left="0cm" fo:margin-right="0cm" fo:text-align="center" fo:text-indent="0cm"/>
      <style:text-properties fo:color="#280099" fo:font-family="'Futura Bk BT'" style:font-family-generic="swiss" style:font-pitch="variable"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color="#280099" fo:font-family="'Futura Lt BT'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P5" style:family="paragraph">
      <style:paragraph-properties fo:margin-left="0cm" fo:margin-right="0cm" fo:text-indent="0cm"/>
      <style:text-properties fo:font-family="'OfficinaSansITC Book'" style:font-family-generic="swiss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280099" fo:font-family="'Futura Bk BT'" style:font-family-generic="swiss" style:font-pitch="variable" fo:font-size="80pt" style:font-size-asian="80pt" style:font-size-complex="80pt"/>
    </style:style>
    <style:style style:name="T2" style:family="text">
      <style:text-properties fo:color="#280099" fo:font-family="'Futura Lt BT'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family="'OfficinaSansITC Book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9cm" svg:height="3.634cm" svg:x="0.999cm" svg:y="1.712cm">
          <draw:text-box>
            <text:p text:style-name="P1"><text:span text:style-name="T1">OSCAR</text:span></text:p>
          </draw:text-box>
        </draw:frame>
        <draw:rect draw:style-name="gr2" draw:text-style-name="P3" draw:layer="layout" svg:width="19cm" svg:height="27.7cm" svg:x="0.999cm" svg:y="0.999cm">
          <text:p/>
        </draw:rect>
        <draw:frame draw:style-name="gr3" draw:text-style-name="P4" draw:layer="layout" svg:width="19cm" svg:height="1.606cm" svg:x="0.999cm" svg:y="5.244cm">
          <draw:text-box>
            <text:p text:style-name="P4"><text:span text:style-name="T2">A matlab based optical FFT code</text:span></text:p>
          </draw:text-box>
        </draw:frame>
        <draw:frame draw:style-name="gr4" draw:text-style-name="P5" draw:layer="layout" svg:width="19cm" svg:height="1.14cm" svg:x="1cm" svg:y="26.698cm">
          <draw:text-box>
            <text:p text:style-name="P5"><text:span text:style-name="T3">Jerome Degallaix</text:span></text:p>
          </draw:text-box>
        </draw:frame>
        <draw:frame draw:style-name="gr5" draw:text-style-name="P3" draw:layer="layout" svg:width="14cm" svg:height="10.77cm" svg:x="1.324cm" svg:y="7.793cm">
          <draw:image xlink:href="Pictures/10000000000003010000023D72CDBC8C.tif" xlink:type="simple" xlink:show="embed" xlink:actuate="onLoad">
            <text:p/>
          </draw:image>
        </draw:frame>
        <draw:frame draw:style-name="gr5" draw:text-style-name="P3" draw:layer="layout" svg:width="15.399cm" svg:height="14.288cm" svg:x="4.47cm" svg:y="10.883cm">
          <draw:image xlink:href="Pictures/10000200000002460000021CCC99723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4.676cm" svg:height="6.614cm" svg:x="3.601cm" svg:y="2.94cm" draw:page-number="1"/>
      <draw:page-thumbnail draw:layer="backgroundobjects" svg:width="4.676cm" svg:height="6.614cm" svg:x="12.511cm" svg:y="2.94cm"/>
      <draw:page-thumbnail draw:layer="backgroundobjects" svg:width="4.676cm" svg:height="6.614cm" svg:x="21.421cm" svg:y="2.94cm"/>
      <draw:page-thumbnail draw:layer="backgroundobjects" svg:width="4.676cm" svg:height="6.614cm" svg:x="3.601cm" svg:y="11.445cm"/>
      <draw:page-thumbnail draw:layer="backgroundobjects" svg:width="4.676cm" svg:height="6.614cm" svg:x="12.511cm" svg:y="11.445cm"/>
      <draw:page-thumbnail draw:layer="backgroundobjects" svg:width="4.676cm" svg:height="6.614cm" svg:x="21.421cm" svg:y="11.445cm"/>
    </style:handout-master>
    <style:master-page style:name="Default" style:page-layout-name="PM1" draw:style-name="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8.281cm" svg:x="1.95cm" svg:y="7.481cm" presentation:class="outline" presentation:placeholder="true">
        <draw:text-box/>
      </draw:frame>
      <draw:frame presentation:style-name="pr1" draw:text-style-name="P1" draw:layer="backgroundobjects" svg:width="4.426cm" svg:height="1.91cm" svg:x="1.95cm" svg:y="26.234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6.022cm" svg:height="1.91cm" svg:x="7.498cm" svg:y="26.234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4.426cm" svg:height="1.91cm" svg:x="14.623cm" svg:y="26.234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XM</meta:initial-creator>
    <meta:creation-date>2008-02-02T13:43:15</meta:creation-date>
    <dc:creator>XM</dc:creator>
    <dc:date>2008-02-02T17:02:02</dc:date>
    <meta:editing-cycles>9</meta:editing-cycles>
    <meta:editing-duration>PT3H18M5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